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8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26pt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6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38pt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DejaVu Sans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as-char" svg:width="4.1535in" svg:height="4.9047in" draw:z-index="0"><draw:image xlink:href="http://izaak.jellinek.com/tuxes/images/black%20and%20white%20tux.gif" xlink:type="simple" xlink:show="embed" xlink:actuate="onLoad"/></draw:frame></text:p>
      <text:p text:style-name="P7">OSU Linux Users Group</text:p>
      <text:p text:style-name="P4"/>
      <text:p text:style-name="P4"/>
      <text:p text:style-name="P6">Meetings <text:span text:style-name="T1">Tuesdays 6pm KEC1007</text:span></text:p>
      <text:p text:style-name="P6"/>
      <text:p text:style-name="P6"><text:span text:style-name="T1">#osu-lug</text:span> on irc.freenode.net</text:p>
      <text:p text:style-name="P6"/>
      <text:p text:style-name="P6">see <text:span text:style-name="T1">lug.oregonstate.edu</text:span> for mailing list, guides, </text:p>
      <text:p text:style-name="P6">and upcoming events</text:p>
      <text:p text:style-name="P3"><text:soft-page-break/><draw:frame draw:style-name="fr1" draw:name="graphics2" text:anchor-type="as-char" svg:width="4.1535in" svg:height="4.9047in" draw:z-index="1"><draw:image xlink:href="http://izaak.jellinek.com/tuxes/images/black%20and%20white%20tux.gif" xlink:type="simple" xlink:show="embed" xlink:actuate="onLoad"/></draw:frame></text:p>
      <text:p text:style-name="P7">OSU Linux Users Group</text:p>
      <text:p text:style-name="P4"/>
      <text:p text:style-name="P4"/>
      <text:p text:style-name="P6">Meetings <text:span text:style-name="T1">Tuesdays 6pm KEC1007</text:span></text:p>
      <text:p text:style-name="P6"/>
      <text:p text:style-name="P6"><text:span text:style-name="T1">#osu-lug</text:span> on irc.freenode.net</text:p>
      <text:p text:style-name="P6"/>
      <text:p text:style-name="P6">see <text:span text:style-name="T1">lug.oregonstate.edu</text:span> for mailing list, guides, </text:p>
      <text:p text:style-name="P6">and upcoming events</text:p>
      <text:p text:style-name="P8"><draw:frame draw:style-name="fr1" draw:name="graphics3" text:anchor-type="as-char" svg:width="4.1535in" svg:height="4.9047in" draw:z-index="2"><draw:image xlink:href="http://izaak.jellinek.com/tuxes/images/black%20and%20white%20tux.gif" xlink:type="simple" xlink:show="embed" xlink:actuate="onLoad"/></draw:frame></text:p>
      <text:p text:style-name="P7">OSU Linux Users Group</text:p>
      <text:p text:style-name="P4"/>
      <text:p text:style-name="P4"/>
      <text:p text:style-name="P6">Meetings <text:span text:style-name="T1">Tuesdays 6pm KEC1007</text:span></text:p>
      <text:p text:style-name="P6"/>
      <text:p text:style-name="P6"><text:span text:style-name="T1">#osu-lug</text:span> on irc.freenode.net</text:p>
      <text:p text:style-name="P6"/>
      <text:p text:style-name="P6">see <text:span text:style-name="T1">lug.oregonstate.edu</text:span> for mailing list, guides, </text:p>
      <text:p text:style-name="P6">and upcoming events</text:p>
      <text:p text:style-name="P8"><draw:frame draw:style-name="fr1" draw:name="graphics4" text:anchor-type="as-char" svg:width="4.1535in" svg:height="4.9047in" draw:z-index="3"><draw:image xlink:href="http://izaak.jellinek.com/tuxes/images/black%20and%20white%20tux.gif" xlink:type="simple" xlink:show="embed" xlink:actuate="onLoad"/></draw:frame></text:p>
      <text:p text:style-name="P7">OSU Linux Users Group</text:p>
      <text:p text:style-name="P4"/>
      <text:p text:style-name="P4"/>
      <text:p text:style-name="P6">Meetings <text:span text:style-name="T1">Tuesdays 6pm KEC1007</text:span></text:p>
      <text:p text:style-name="P6"/>
      <text:p text:style-name="P6"><text:span text:style-name="T1">#osu-lug</text:span> on irc.freenode.net</text:p>
      <text:p text:style-name="P6"/>
      <text:p text:style-name="P6">see <text:span text:style-name="T1">lug.oregonstate.edu</text:span> for mailing list, guides, </text:p>
      <text:p text:style-name="P6">and upcoming events</text:p>
      <text:p text:style-name="P8"><draw:frame draw:style-name="fr1" draw:name="graphics5" text:anchor-type="as-char" svg:width="4.1535in" svg:height="4.9047in" draw:z-index="4"><draw:image xlink:href="http://izaak.jellinek.com/tuxes/images/black%20and%20white%20tux.gif" xlink:type="simple" xlink:show="embed" xlink:actuate="onLoad"/></draw:frame></text:p>
      <text:p text:style-name="P7">OSU Linux Users Group</text:p>
      <text:p text:style-name="P4"/>
      <text:p text:style-name="P4"/>
      <text:p text:style-name="P6">Meetings <text:span text:style-name="T1">Tuesdays 6pm KEC1007</text:span></text:p>
      <text:p text:style-name="P6"/>
      <text:p text:style-name="P6"><text:span text:style-name="T1">#osu-lug</text:span> on irc.freenode.net</text:p>
      <text:p text:style-name="P6"/>
      <text:p text:style-name="P6">see <text:span text:style-name="T1">lug.oregonstate.edu</text:span> for mailing list, guides, </text:p>
      <text:p text:style-name="P6">and upcoming events</text:p>
      <text:p text:style-name="P8"><draw:frame draw:style-name="fr1" draw:name="graphics6" text:anchor-type="as-char" svg:width="4.1535in" svg:height="4.9047in" draw:z-index="5"><draw:image xlink:href="http://izaak.jellinek.com/tuxes/images/black%20and%20white%20tux.gif" xlink:type="simple" xlink:show="embed" xlink:actuate="onLoad"/></draw:frame></text:p>
      <text:p text:style-name="P7">OSU Linux Users Group</text:p>
      <text:p text:style-name="P4"/>
      <text:p text:style-name="P4"/>
      <text:p text:style-name="P6">Meetings <text:span text:style-name="T1">Tuesdays 6pm KEC1007</text:span></text:p>
      <text:p text:style-name="P6"/>
      <text:p text:style-name="P6"><text:span text:style-name="T1">#osu-lug</text:span> on irc.freenode.net</text:p>
      <text:p text:style-name="P6"/>
      <text:p text:style-name="P6">see <text:span text:style-name="T1">lug.oregonstate.edu</text:span> for mailing list, guides, </text:p>
      <text:p text:style-name="P6">and upcoming events</text:p>
      <text:p text:style-name="P8"><draw:frame draw:style-name="fr1" draw:name="graphics7" text:anchor-type="as-char" svg:width="4.1535in" svg:height="4.9047in" draw:z-index="6"><draw:image xlink:href="http://izaak.jellinek.com/tuxes/images/black%20and%20white%20tux.gif" xlink:type="simple" xlink:show="embed" xlink:actuate="onLoad"/></draw:frame></text:p>
      <text:p text:style-name="P7">OSU Linux Users Group</text:p>
      <text:p text:style-name="P4"/>
      <text:p text:style-name="P4"/>
      <text:p text:style-name="P6">Meetings <text:span text:style-name="T1">Tuesdays 6pm KEC1007</text:span></text:p>
      <text:p text:style-name="P6"/>
      <text:p text:style-name="P6"><text:span text:style-name="T1">#osu-lug</text:span> on irc.freenode.net</text:p>
      <text:p text:style-name="P6"/>
      <text:p text:style-name="P6">see <text:span text:style-name="T1">lug.oregonstate.edu</text:span> for mailing list, guides, </text:p>
      <text:p text:style-name="P6">and upcoming events</text:p>
      <text:p text:style-name="P8"><draw:frame draw:style-name="fr1" draw:name="graphics8" text:anchor-type="as-char" svg:width="4.1535in" svg:height="4.9047in" draw:z-index="7"><draw:image xlink:href="http://izaak.jellinek.com/tuxes/images/black%20and%20white%20tux.gif" xlink:type="simple" xlink:show="embed" xlink:actuate="onLoad"/></draw:frame></text:p>
      <text:p text:style-name="P7">OSU Linux Users Group</text:p>
      <text:p text:style-name="P4"/>
      <text:p text:style-name="P4"/>
      <text:p text:style-name="P6">Meetings <text:span text:style-name="T1">Tuesdays 6pm KEC1007</text:span></text:p>
      <text:p text:style-name="P6"/>
      <text:p text:style-name="P6"><text:span text:style-name="T1">#osu-lug</text:span> on irc.freenode.net</text:p>
      <text:p text:style-name="P6"/>
      <text:p text:style-name="P6">see <text:span text:style-name="T1">lug.oregonstate.edu</text:span> for mailing list, guides, </text:p>
      <text:p text:style-name="P6">and upcoming events</text:p>
      <text:p text:style-name="P8"><draw:frame draw:style-name="fr1" draw:name="graphics9" text:anchor-type="as-char" svg:width="4.1535in" svg:height="4.9047in" draw:z-index="8"><draw:image xlink:href="http://izaak.jellinek.com/tuxes/images/black%20and%20white%20tux.gif" xlink:type="simple" xlink:show="embed" xlink:actuate="onLoad"/></draw:frame></text:p>
      <text:p text:style-name="P7">OSU Linux Users Group</text:p>
      <text:p text:style-name="P4"/>
      <text:p text:style-name="P4"/>
      <text:p text:style-name="P6">Meetings <text:span text:style-name="T1">Tuesdays 6pm KEC1007</text:span></text:p>
      <text:p text:style-name="P6"/>
      <text:p text:style-name="P6"><text:span text:style-name="T1">#osu-lug</text:span> on irc.freenode.net</text:p>
      <text:p text:style-name="P6"/>
      <text:p text:style-name="P6">see <text:span text:style-name="T1">lug.oregonstate.edu</text:span> for mailing list, guides, </text:p>
      <text:p text:style-name="P5">and upcoming ev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Dunham</meta:initial-creator>
    <meta:creation-date>2013-10-04T09:27:44</meta:creation-date>
    <meta:printed-by>Emily Dunham</meta:printed-by>
    <meta:print-date>2013-10-04T09:36:10</meta:print-date>
    <meta:document-statistic meta:table-count="0" meta:image-count="9" meta:object-count="0" meta:page-count="9" meta:paragraph-count="54" meta:word-count="180" meta:character-count="1332" meta:non-whitespace-character-count="1179"/>
    <dc:date>2013-10-04T09:37:21</dc:date>
    <dc:creator>Emily Dunham</dc:creator>
    <meta:editing-duration>PT9M37S</meta:editing-duration>
    <meta:editing-cycles>1</meta:editing-cycles>
    <meta:generator>LibreOffice/3.4$Unix LibreOffice_project/340m1$Build-502</meta:generator>
  </office:meta>
</office:document-meta>
</file>